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13.6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fo:border="0.74pt solid #000000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6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rlang function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te_to_gregorian_days/3</text:p>
          </table:table-cell>
          <table:table-cell office:value-type="string" calcext:value-type="string">
            <text:p>Computes the number of gregorian days starting with year 0 and ending at the specified date.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te_to_gregorian_days/1</text:p>
          </table:table-cell>
          <table:table-cell office:value-type="string" calcext:value-type="string">
            <text:p>Computes the number of gregorian days starting with year 0 and ending at the specified date.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tetime_to_gregorian_seconds/1</text:p>
          </table:table-cell>
          <table:table-cell office:value-type="string" calcext:value-type="string">
            <text:p>Computes the number of gregorian seconds starting with year 0 and ending at the specified date and time.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y_of_the_week/3</text:p>
          </table:table-cell>
          <table:table-cell office:value-type="string" calcext:value-type="string">
            <text:p>Computes the day of the week from the specified Year, Month, and Day. Returns the day of the week as 1: Monday, 2: Tuesday, and so on.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day_of_the_week/1</text:p>
          </table:table-cell>
          <table:table-cell office:value-type="string" calcext:value-type="string">
            <text:p>Computes the day of the week from the specified Year, Month, and Day. Returns the day of the week as 1: Monday, 2: Tuesday, and so o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orian_days_to_date/1</text:p>
          </table:table-cell>
          <table:table-cell office:value-type="string" calcext:value-type="string">
            <text:p>Computes the date from the specified number of gregorian day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gorian_seconds_to_datetime/1</text:p>
          </table:table-cell>
          <table:table-cell office:value-type="string" calcext:value-type="string">
            <text:p>Computes the date and time from the specified number of gregorian seconds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_leap_year/1</text:p>
          </table:table-cell>
          <table:table-cell office:value-type="string" calcext:value-type="string">
            <text:p>Checks if the specified year is a leap year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so_week_number/0</text:p>
          </table:table-cell>
          <table:table-cell office:value-type="string" calcext:value-type="string">
            <text:p>Returns tuple {Year, WeekNum} representing the ISO week number for the actual date. To determine the actual date, use function <text:a xlink:href="https://www.erlang.org/doc/man/calendar.html#local_time-0" xlink:type="simple">local_time/0</text:a>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o_week_number/1</text:p>
          </table:table-cell>
          <table:table-cell office:value-type="string" calcext:value-type="string">
            <text:p>Returns tuple {Year, WeekNum} representing the ISO week number for the specified dat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_day_of_the_month/2</text:p>
          </table:table-cell>
          <table:table-cell office:value-type="string" calcext:value-type="string">
            <text:p>Computes the number of days in a month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_time/0</text:p>
          </table:table-cell>
          <table:table-cell office:value-type="string" calcext:value-type="string">
            <text:p>Returns the local time reported by the underlying operating system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local_time_to_universal_time/1</text:p>
          </table:table-cell>
          <table:table-cell table:style-name="ce7" office:value-type="string" calcext:value-type="string">
            <text:p>Converts from local time to Universal Coordinated Time (UTC). DateTime1 must refer to a local date after Jan 1, 1970. <text:span text:style-name="T1">WARNING: </text:span>This function is deprecated. Use local_time_to_universal_time_dst/1 instead, as it gives a more correct and complete result. Especially for the period that does not exist, as it is skipped during the switch to daylight saving time, this function still returns a result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cal_time_to_universal_time/2</text:p>
          </table:table-cell>
          <table:table-cell office:value-type="string" calcext:value-type="string">
            <text:p>Converts from local time to Universal Coordinated Time (UTC). DateTime1 must refer to a local date after Jan 1, 1970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ocal_time_to_universal_time_dst/1</text:p>
          </table:table-cell>
          <table:table-cell office:value-type="string" calcext:value-type="string">
            <text:p>Converts from local time to Universal Coordinated Time (UTC). DateTime1 must refer to a local date after Jan 1, 1970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w_to_datetime/1</text:p>
          </table:table-cell>
          <table:table-cell office:value-type="string" calcext:value-type="string">
            <text:p>Returns Universal Coordinated Time (UTC) converted from the return value from <text:a xlink:href="https://www.erlang.org/doc/man/erlang.html#timestamp-0" xlink:type="simple">erlang:timestamp/0</text:a>.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w_to_universal_time/1</text:p>
          </table:table-cell>
          <table:table-cell office:value-type="string" calcext:value-type="string">
            <text:p>Returns Universal Coordinated Time (UTC) converted from the return value from <text:a xlink:href="https://www.erlang.org/doc/man/erlang.html#timestamp-0" xlink:type="simple">erlang:timestamp/0</text:a>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w_to_local_time/1</text:p>
          </table:table-cell>
          <table:table-cell office:value-type="string" calcext:value-type="string">
            <text:p>Returns local date and time converted from the return value from <text:a xlink:href="https://www.erlang.org/doc/man/erlang.html#timestamp-0" xlink:type="simple">erlang:timestamp/0</text:a>. 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fc3339_to_system_time/1</text:p>
          </table:table-cell>
          <table:table-cell office:value-type="string" calcext:value-type="string">
            <text:p>Converts an RFC 3339 timestamp into system time. The data format of RFC 3339 timestamps is described by <text:a xlink:href="https://www.ietf.org/rfc/rfc3339.txt" xlink:type="simple">RFC 3339</text:a>. Starting from OTP 25.1, the minutes part of the time zone is optional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rfc3339_to_system_time/2</text:p>
          </table:table-cell>
          <table:table-cell office:value-type="string" calcext:value-type="string">
            <text:p>Converts an RFC 3339 timestamp into system time. The data format of RFC 3339 timestamps is described by <text:a xlink:href="https://www.ietf.org/rfc/rfc3339.txt" xlink:type="simple">RFC 3339</text:a>. Starting from OTP 25.1, the minutes part of the time zone is optional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conds_to_time/1</text:p>
          </table:table-cell>
          <table:table-cell office:value-type="string" calcext:value-type="string">
            <text:p>Computes the time from the specified number of seconds. Seconds must be less than the number of seconds per day (86400)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time_to_local_time/2</text:p>
          </table:table-cell>
          <table:table-cell office:value-type="string" calcext:value-type="string">
            <text:p>Converts a specified system time into local date and tim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_time_to_universal_time/2</text:p>
          </table:table-cell>
          <table:table-cell office:value-type="string" calcext:value-type="string">
            <text:p>Converts a specified system time into universal date and time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ystem_time_to_rfc3339/1</text:p>
          </table:table-cell>
          <table:table-cell office:value-type="string" calcext:value-type="string">
            <text:p>Converts a system time into an RFC 3339 timestamp. The data format of RFC 3339 timestamps is described by <text:a xlink:href="https://www.ietf.org/rfc/rfc3339.txt" xlink:type="simple">RFC 3339</text:a>. The data format of offsets is also described by RFC 3339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ime_difference/2</text:p>
          </table:table-cell>
          <table:table-cell office:value-type="string" calcext:value-type="string">
            <text:p>Returns the difference between two {Date, Time} tuples. T2 is to refer to an epoch later than T1. <text:span text:style-name="T1">WARNING: </text:span><text:span text:style-name="T2">This function is obsolete. Use the conversion functions for gregorian days and seconds instead.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_to_seconds/1</text:p>
          </table:table-cell>
          <table:table-cell office:value-type="string" calcext:value-type="string">
            <text:p>Returns the number of seconds since midnight up to the specified time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niversal_time/0</text:p>
          </table:table-cell>
          <table:table-cell office:value-type="string" calcext:value-type="string">
            <text:p>Returns the Universal Coordinated Time (UTC) reported by the underlying operating system. Returns local time if universal time is unavailable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universal_time_to_local_time/1</text:p>
          </table:table-cell>
          <table:table-cell office:value-type="string" calcext:value-type="string">
            <text:p>Converts from Universal Coordinated Time (UTC) to local time. DateTime must refer to a date after Jan 1, 1970.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_date/3</text:p>
          </table:table-cell>
          <table:table-cell office:value-type="string" calcext:value-type="string">
            <text:p>This function checks if a date is a vali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lid_date/1</text:p>
          </table:table-cell>
          <table:table-cell office:value-type="string" calcext:value-type="string">
            <text:p>This function checks if a date is a valid.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econds_to_daystime/1</text:p>
          </table:table-cell>
          <table:table-cell office:value-type="string" calcext:value-type="string">
            <text:p>Converts a specified number of seconds into days, hours, minutes, and seconds. Time is always non-negative, but Days is negative if argument Seconds is.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ystem_time_to_rfc3339/2</text:p>
          </table:table-cell>
          <table:table-cell office:value-type="string" calcext:value-type="string">
            <text:p>Converts a system time into an RFC 3339 timestamp. The data format of RFC 3339 timestamps is described by <text:a xlink:href="https://www.ietf.org/rfc/rfc3339.txt" xlink:type="simple">RFC 3339</text:a>. The data format of offsets is also described by RFC 3339.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2T11:56:40.336041323</meta:creation-date>
    <meta:editing-duration>PT5M34S</meta:editing-duration>
    <meta:editing-cycles>4</meta:editing-cycles>
    <meta:generator>LibreOffice/7.3.7.2$Linux_X86_64 LibreOffice_project/30$Build-2</meta:generator>
    <dc:date>2023-02-22T12:02:13.671526532</dc:date>
    <meta:document-statistic meta:table-count="2" meta:cell-count="66" meta:object-count="0"/>
  </office:meta>
</office:document-meta>
</file>